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757171" fo:font-style="italic" style:font-style-asian="italic" style:font-style-complex="italic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Hyperlink" style:data-style-name="N0">
      <style:table-cell-properties style:vertical-align="middle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tyle="italic" style:font-style-asian="italic" style:font-style-complex="italic" fo:font-weight="bold" style:font-weight-asian="bold" style:font-weight-complex="bold"/>
    </style:style>
    <style:style style:name="co1" style:family="table-column">
      <style:table-column-properties fo:break-before="auto" style:column-width="15.636875cm"/>
    </style:style>
    <style:style style:name="ro1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number-columns-spanned="2" table:number-rows-spanned="1" table:style-name="ce8">
            <text:p>Verify that unregistered emails (users) will not receive email for password reset</text:p>
          </table:table-cell>
          <table:covered-table-cell/>
          <table:table-cell table:number-columns-repeated="16382"/>
        </table:table-row>
        <table:table-row table:style-name="ro1">
          <table:table-cell office:value-type="string" table:style-name="ce2">
            <text:p>Action</text:p>
          </table:table-cell>
          <table:table-cell office:value-type="string" table:style-name="ce2">
            <text:p>Expected resul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1. Open the @Browser</text:p>
          </table:table-cell>
          <table:table-cell office:value-type="string" table:style-name="ce3">
            <text:p>The @Browser is ope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2. Paste the following @URL into the browser's<text:s/></text:p>
            <text:p>address bar</text:p>
          </table:table-cell>
          <table:table-cell office:value-type="string" table:style-name="ce3">
            <text:p>Address bar is populated with @UR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3. Press Enter</text:p>
          </table:table-cell>
          <table:table-cell office:value-type="string" table:style-name="ce4">
            <text:p>Dashboard app landing page with log in and register options is display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4. Click on "Forgot password?" link</text:p>
          </table:table-cell>
          <table:table-cell office:value-type="string" table:style-name="ce3">
            <text:p>User is redirected to "Forgot your password?" pag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5. Enter the random email (check that the same<text:s/></text:p>
            <text:p>does not already exist in db)</text:p>
          </table:table-cell>
          <table:table-cell office:value-type="string" table:style-name="ce3">
            <text:p>Email is entered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6. Click on "Submit" button</text:p>
          </table:table-cell>
          <table:table-cell office:value-type="string" table:style-name="ce4">
            <text:p>There is validation message saying that user with entered email does not exist in system. Email with information for password reset is not received.<text:s/></text:p>
          </table:table-cell>
          <table:table-cell table:number-columns-repeated="16382"/>
        </table:table-row>
        <table:table-row table:style-name="ro1">
          <table:table-cell table:number-columns-repeated="2" table:style-name="ce3"/>
          <table:table-cell table:number-columns-repeated="16382"/>
        </table:table-row>
        <table:table-row table:style-name="ro1">
          <table:table-cell office:value-type="string" table:style-name="ce5">
            <text:p>Parameters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6">
            <text:p>Browser<text:s/></text:p>
          </table:table-cell>
          <table:table-cell office:value-type="string" table:style-name="ce3">
            <text:p>Chrome; Edge; Firefox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RL</text:p>
          </table:table-cell>
          <table:table-cell office:value-type="string" table:style-name="ce7">
            <text:p><text:a xlink:href="https://xd.adobe.com/view/b85c69aa-775a-4611-a070-a6a6acb3a4f2-ed0f/?fullscreen&amp;hints=off">https://xd.adobe.com/view/b85c69aa-775a-4611-a070-a6a6acb3a4f2-ed0f/?fullscreen&amp;hints=off</text:a></text:p>
          </table:table-cell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id Obradović</meta:initial-creator>
    <dc:creator>Aid Obradović</dc:creator>
    <meta:creation-date>2022-06-29T13:15:24Z</meta:creation-date>
    <dc:date>2022-07-01T08:41:15Z</dc:date>
  </office:meta>
</office:document-meta>
</file>